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svg:stroke-width="0.05cm" draw:marker-start="" draw:marker-end="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296cm"/>
    </style:style>
    <style:style style:name="gr6" style:family="graphic" style:parent-style-name="standard">
      <style:graphic-properties svg:stroke-width="0.05cm" draw:marker-start-width="0.275cm" draw:marker-end="Arrow" draw:marker-end-width="0.3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svg:stroke-width="0.05cm" draw:marker-start="" draw:marker-start-width="0.35cm" draw:marker-end="Arrowheads_20_1" draw:marker-end-width="0.3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10.999cm" svg:y="4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9cm" svg:y="4.39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324cm" svg:height="0.469cm" svg:x="1.799cm" svg:y="3.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2cm" svg:height="1cm" svg:x="1.999cm" svg:y="4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cm" svg:height="0.343cm" svg:x="10.599cm" svg:y="1.76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3cm" svg:height="0.343cm" svg:x="10.599cm" svg:y="2.364cm">
          <text:p/>
          <draw:enhanced-geometry svg:viewBox="0 0 21600 21600" draw:mirror-horizontal="true" draw:type="rectangle" draw:enhanced-path="M 0 0 L 21600 0 21600 21600 0 21600 0 0 Z N"/>
        </draw:custom-shape>
        <draw:frame draw:style-name="gr3" draw:layer="layout" svg:width="0.612cm" svg:height="0.529cm" svg:x="10.899cm" svg:y="1.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12cm" svg:height="0.529cm" svg:x="10.899cm" svg:y="2.27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1cm" svg:height="1cm" svg:x="3.999cm" svg:y="4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cm" svg:x="4.999cm" svg:y="4.3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01cm" svg:height="1cm" svg:x="7.499cm" svg:y="4.39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99cm" svg:y1="3.899cm" svg:x2="1.99cm" svg:y2="5.597cm">
          <text:p/>
        </draw:line>
        <draw:line draw:style-name="gr4" draw:text-style-name="P1" draw:layer="layout" svg:x1="4.99cm" svg:y1="3.899cm" svg:x2="4.99cm" svg:y2="5.597cm">
          <text:p/>
        </draw:line>
        <draw:line draw:style-name="gr4" draw:text-style-name="P1" draw:layer="layout" svg:x1="7.99cm" svg:y1="3.899cm" svg:x2="7.99cm" svg:y2="5.597cm">
          <text:p/>
        </draw:line>
        <draw:line draw:style-name="gr4" draw:text-style-name="P1" draw:layer="layout" svg:x1="9.99cm" svg:y1="3.899cm" svg:x2="9.99cm" svg:y2="5.597cm">
          <text:p/>
        </draw:line>
        <draw:frame draw:style-name="gr3" draw:layer="layout" svg:width="0.574cm" svg:height="0.529cm" svg:x="4.699cm" svg:y="3.23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574cm" svg:height="0.529cm" svg:x="7.699cm" svg:y="3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574cm" svg:height="0.529cm" svg:x="9.699cm" svg:y="3.2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style-name="gr5" draw:text-style-name="P2" draw:layer="measurelines" svg:x1="1.999cm" svg:y1="6.799cm" svg:x2="9.499cm" svg:y2="6.799cm">
          <text:p text:style-name="P2"/>
          <text:p text:style-name="P2"><text:span text:style-name="T1"/></text:p>
        </draw:measure>
        <draw:frame draw:style-name="gr3" draw:layer="layout" svg:width="4.529cm" svg:height="0.529cm" svg:x="3.699cm" svg:y="6.6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4.201cm" svg:height="0.529cm" svg:x="0.901cm" svg:y="1.93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1" draw:layer="layout" svg:x1="6.499cm" svg:y1="1.499cm" svg:x2="5.199cm" svg:y2="4.094cm">
          <text:p/>
        </draw:line>
        <draw:frame draw:style-name="gr3" draw:layer="layout" svg:width="3.059cm" svg:height="0.529cm" svg:x="5cm" svg:y="0.8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7" draw:text-style-name="P1" draw:layer="layout" svg:width="2cm" svg:height="2.5cm" svg:x="11.999cm" svg:y="3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794cm" svg:y1="2.764cm" svg:x2="2.199cm" svg:y2="4.095cm">
          <text:p/>
        </draw:line>
        <draw:line draw:style-name="gr8" draw:text-style-name="P1" draw:layer="layout" svg:x1="1.999cm" svg:y1="5.399cm" svg:x2="11.799cm" svg:y2="5.399cm">
          <text:p/>
        </draw:line>
        <draw:line draw:style-name="gr4" draw:text-style-name="P1" draw:layer="layout" svg:x1="10.99cm" svg:y1="3.899cm" svg:x2="10.99cm" svg:y2="5.597cm">
          <text:p/>
        </draw:line>
        <draw:frame draw:style-name="gr3" draw:layer="layout" svg:width="0.574cm" svg:height="0.529cm" svg:x="10.699cm" svg:y="3.23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Meira</meta:initial-creator>
    <meta:creation-date>2011-07-11T18:44:23</meta:creation-date>
    <dc:date>2011-11-03T15:00:17</dc:date>
    <dc:creator>Gustavo Meira</dc:creator>
    <meta:editing-duration>PT02H19M27S</meta:editing-duration>
    <meta:editing-cycles>8</meta:editing-cycles>
    <meta:generator>OpenOffice.org/3.2$Linux OpenOffice.org_project/320m19$Build-9505</meta:generator>
    <meta:document-statistic meta:object-count="28"/>
  </office:meta>
</office:document-meta>
</file>

<file path=Object 1/content.xml><?xml version="1.0" encoding="utf-8"?>
<math xmlns="http://www.w3.org/1998/Math/MathML">
  <semantics>
    <mi>t</mi>
    <annotation encoding="StarMath 5.0">t
</annotation>
  </semantics>
</math>
</file>

<file path=Object 10/content.xml><?xml version="1.0" encoding="utf-8"?>
<math xmlns="http://www.w3.org/1998/Math/MathML">
  <semantics>
    <msub>
      <mi>d</mi>
      <mn>1</mn>
    </msub>
    <annotation encoding="StarMath 5.0">d_1
</annotation>
  </semantics>
</math>
</file>

<file path=Object 2/content.xml><?xml version="1.0" encoding="utf-8"?>
<math xmlns="http://www.w3.org/1998/Math/MathML">
  <semantics>
    <msub>
      <mi>T</mi>
      <mn>1</mn>
    </msub>
    <annotation encoding="StarMath 5.0">T_1
</annotation>
  </semantics>
</math>
</file>

<file path=Object 3/content.xml><?xml version="1.0" encoding="utf-8"?>
<math xmlns="http://www.w3.org/1998/Math/MathML">
  <semantics>
    <msub>
      <mi>T</mi>
      <mn>2</mn>
    </msub>
    <annotation encoding="StarMath 5.0">T_2
</annotation>
  </semantics>
</math>
</file>

<file path=Object 4/content.xml><?xml version="1.0" encoding="utf-8"?>
<math xmlns="http://www.w3.org/1998/Math/MathML">
  <semantics>
    <msub>
      <mi>d</mi>
      <mn>1</mn>
    </msub>
    <annotation encoding="StarMath 5.0">d_1
</annotation>
  </semantics>
</math>
</file>

<file path=Object 5/content.xml><?xml version="1.0" encoding="utf-8"?>
<math xmlns="http://www.w3.org/1998/Math/MathML">
  <semantics>
    <msub>
      <mi>d</mi>
      <mn>1</mn>
    </msub>
    <annotation encoding="StarMath 5.0">d_1
</annotation>
  </semantics>
</math>
</file>

<file path=Object 6/content.xml><?xml version="1.0" encoding="utf-8"?>
<math xmlns="http://www.w3.org/1998/Math/MathML">
  <semantics>
    <msub>
      <mi>d</mi>
      <mn>2</mn>
    </msub>
    <annotation encoding="StarMath 5.0">d_2
</annotation>
  </semantics>
</math>
</file>

<file path=Object 7/content.xml><?xml version="1.0" encoding="utf-8"?>
<math xmlns="http://www.w3.org/1998/Math/MathML">
  <semantics>
    <mrow>
      <mi mathvariant="italic">tempo</mi>
      <mi mathvariant="italic">de</mi>
      <mi mathvariant="italic">resposta</mi>
      <mi mathvariant="italic">para</mi>
      <msub>
        <mi>T</mi>
        <mn>2</mn>
      </msub>
    </mrow>
    <annotation encoding="StarMath 5.0">tempo de resposta para T_2
</annotation>
  </semantics>
</math>
</file>

<file path=Object 8/content.xml><?xml version="1.0" encoding="utf-8"?>
<math xmlns="http://www.w3.org/1998/Math/MathML">
  <semantics>
    <mrow>
      <mi mathvariant="italic">requisições</mi>
      <mi mathvariant="italic">para</mi>
      <msub>
        <mi>T</mi>
        <mn>1</mn>
      </msub>
      <mi>e</mi>
      <msub>
        <mi>T</mi>
        <mn>2</mn>
      </msub>
    </mrow>
    <annotation encoding="StarMath 5.0">requisições para T_1 e T_2
</annotation>
  </semantics>
</math>
</file>

<file path=Object 9/content.xml><?xml version="1.0" encoding="utf-8"?>
<math xmlns="http://www.w3.org/1998/Math/MathML">
  <semantics>
    <mrow>
      <mi mathvariant="italic">preempção</mi>
      <mi mathvariant="italic">de</mi>
      <msub>
        <mi>T</mi>
        <mn>2</mn>
      </msub>
    </mrow>
    <annotation encoding="StarMath 5.0">preempção de T_2
</annotation>
  </semantics>
</math>
</file>